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font-weight-complex="bold" fo:font-size="18pt" style:font-size-asian="18pt" style:font-size-complex="18pt"/>
    </style:style>
    <style:style style:name="P3" style:parent-style-name="Párrafodelista" style:list-style-name="LFO1" style:family="paragraph"/>
    <style:style style:name="T4" style:parent-style-name="Fuentedepárrafopredeter." style:family="text">
      <style:text-properties fo:font-weight="bold" style:font-weight-asian="bold" style:font-weight-complex="bold"/>
    </style:style>
    <style:style style:name="P5" style:parent-style-name="Párrafodelista" style:list-style-name="LFO1" style:family="paragraph"/>
    <style:style style:name="P6" style:parent-style-name="Párrafodelista" style:list-style-name="LFO1" style:family="paragraph"/>
    <style:style style:name="P7" style:parent-style-name="Párrafodelista" style:list-style-name="LFO1" style:family="paragraph"/>
    <style:style style:name="T8" style:parent-style-name="Fuentedepárrafopredeter." style:family="text">
      <style:text-properties fo:font-weight="bold" style:font-weight-asian="bold" style:font-weight-complex="bold"/>
    </style:style>
    <style:style style:name="T9" style:parent-style-name="Fuentedepárrafopredeter." style:family="text">
      <style:text-properties fo:font-weight="bold" style:font-weight-asian="bold" style:font-weight-complex="bold"/>
    </style:style>
    <style:style style:name="P10" style:parent-style-name="Normal" style:family="paragraph">
      <style:paragraph-properties fo:margin-left="0.4916in">
        <style:tab-stops/>
      </style:paragraph-properties>
    </style:style>
    <style:style style:name="P11" style:parent-style-name="Normal" style:family="paragraph">
      <style:paragraph-properties fo:margin-left="0.4916in">
        <style:tab-stops/>
      </style:paragraph-properties>
    </style:style>
    <style:style style:name="T12" style:parent-style-name="Fuentedepárrafopredeter." style:family="text">
      <style:text-properties style:font-name="Aptos" style:font-name-asian="Aptos" style:font-name-complex="Aptos"/>
    </style:style>
    <style:style style:name="P13" style:parent-style-name="Normal" style:family="paragraph">
      <style:paragraph-properties fo:margin-left="0.4916in">
        <style:tab-stops/>
      </style:paragraph-properties>
      <style:text-properties style:font-name="Aptos" style:font-name-asian="Aptos" style:font-name-complex="Aptos"/>
    </style:style>
    <style:style style:name="P14" style:parent-style-name="Normal" style:family="paragraph">
      <style:paragraph-properties fo:margin-top="0.1666in" fo:margin-bottom="0.1666in"/>
    </style:style>
    <style:style style:name="T15" style:parent-style-name="Fuentedepárrafopredeter." style:family="text">
      <style:text-properties style:font-name="Aptos" style:font-name-asian="Aptos" style:font-name-complex="Aptos"/>
    </style:style>
    <style:style style:name="P16" style:parent-style-name="Normal" style:family="paragraph">
      <style:paragraph-properties fo:margin-top="0.1666in" fo:margin-bottom="0.1666in"/>
      <style:text-properties style:font-name="Aptos" style:font-name-asian="Aptos" style:font-name-complex="Aptos"/>
    </style:style>
    <style:style style:name="P17" style:parent-style-name="Normal" style:family="paragraph">
      <style:paragraph-properties fo:margin-top="0.1666in" fo:margin-bottom="0.1666in"/>
      <style:text-properties style:font-name="Aptos" style:font-name-asian="Aptos" style:font-name-complex="Aptos"/>
    </style:style>
    <style:style style:name="P18" style:parent-style-name="Normal" style:family="paragraph">
      <style:paragraph-properties fo:margin-top="0.1666in" fo:margin-bottom="0.1666in"/>
      <style:text-properties style:font-name="Aptos" style:font-name-asian="Aptos" style:font-name-complex="Aptos"/>
    </style:style>
    <style:style style:name="P19" style:parent-style-name="Normal" style:family="paragraph">
      <style:paragraph-properties fo:margin-top="0.1666in" fo:margin-bottom="0.1666in"/>
    </style:style>
    <style:style style:name="T20" style:parent-style-name="Fuentedepárrafopredeter." style:family="text">
      <style:text-properties style:font-name="Aptos" style:font-name-asian="Aptos" style:font-name-complex="Aptos"/>
    </style:style>
    <style:style style:name="P21" style:parent-style-name="Normal" style:family="paragraph">
      <style:paragraph-properties fo:margin-top="0.1666in" fo:margin-bottom="0.1666in"/>
      <style:text-properties style:font-name="Aptos" style:font-name-asian="Aptos" style:font-name-complex="Aptos"/>
    </style:style>
    <style:style style:name="P22" style:parent-style-name="Normal" style:family="paragraph">
      <style:paragraph-properties fo:margin-top="0.1666in" fo:margin-bottom="0.1666in"/>
      <style:text-properties style:font-name="Aptos" style:font-name-asian="Aptos" style:font-name-complex="Aptos"/>
    </style:style>
    <style:style style:name="P23" style:parent-style-name="Normal" style:family="paragraph">
      <style:paragraph-properties fo:margin-top="0.1666in" fo:margin-bottom="0.1666in"/>
      <style:text-properties style:font-name="Aptos" style:font-name-asian="Aptos" style:font-name-complex="Aptos"/>
    </style:style>
    <style:style style:name="P24" style:parent-style-name="Normal" style:family="paragraph">
      <style:paragraph-properties fo:margin-top="0.1666in" fo:margin-bottom="0.1666in"/>
      <style:text-properties style:font-name="Aptos" style:font-name-asian="Aptos" style:font-name-complex="Aptos"/>
    </style:style>
    <style:style style:name="P25" style:parent-style-name="Normal" style:family="paragraph">
      <style:paragraph-properties fo:margin-top="0.1666in" fo:margin-bottom="0.1666in"/>
      <style:text-properties style:font-name="Aptos" style:font-name-asian="Aptos" style:font-name-complex="Aptos"/>
    </style:style>
    <style:style style:name="P26" style:parent-style-name="Normal" style:family="paragraph">
      <style:paragraph-properties fo:margin-top="0.1666in" fo:margin-bottom="0.1666in"/>
      <style:text-properties style:font-name="Aptos" style:font-name-asian="Aptos" style:font-name-complex="Aptos"/>
    </style:style>
    <style:style style:name="P27" style:parent-style-name="Normal" style:family="paragraph">
      <style:paragraph-properties fo:margin-top="0.1666in" fo:margin-bottom="0.1666in"/>
      <style:text-properties style:font-name="Aptos" style:font-name-asian="Aptos" style:font-name-complex="Aptos"/>
    </style:style>
    <style:style style:name="P28" style:parent-style-name="Normal" style:family="paragraph">
      <style:paragraph-properties fo:margin-left="0.4916in">
        <style:tab-stops/>
      </style:paragraph-properties>
      <style:text-properties style:font-name="Aptos" style:font-name-asian="Aptos" style:font-name-complex="Aptos"/>
    </style:style>
    <style:style style:name="P29" style:parent-style-name="Normal" style:family="paragraph">
      <style:paragraph-properties fo:margin-left="0.4916in">
        <style:tab-stops/>
      </style:paragraph-properties>
      <style:text-properties style:font-name="Aptos" style:font-name-asian="Aptos" style:font-name-complex="Aptos"/>
    </style:style>
  </office:automatic-styles>
  <office:body>
    <office:text text:use-soft-page-breaks="true">
      <text:p text:style-name="P1"><text:span text:style-name="T2">TP SEO</text:span></text:p>
      <text:list text:style-name="LFO1" text:continue-numbering="true">
        <text:list-item>
          <text:p text:style-name="P3">¿Que<text:s/>significa SEO?</text:p>
        </text:list-item>
      </text:list>
      <text:p text:style-name="Párrafodelista">SEO significa<text:s/><text:span text:style-name="T4">"</text:span>Search Engine Optimization" (Optimización para Motores de Búsqueda en español). Es el proceso de mejorar la visibilidad y el ranking de un sitio web en los resultados de búsqueda de motores como Google, Bing y Yahoo. El objetivo principal de SEO es atraer más tráfico orgánico (no pagado) a un sitio web, haciendo que aparezca más alto en los resultados de búsqueda cuando los usuarios buscan términos relevantes</text:p>
      <text:p text:style-name="Párrafodelista"/>
      <text:p text:style-name="Párrafodelista"/>
      <text:list text:style-name="LFO1" text:continue-numbering="true">
        <text:list-item>
          <text:p text:style-name="P5">¿Que son las palabras clave (keywords) en SEO?</text:p>
        </text:list-item>
      </text:list>
      <text:p text:style-name="Párrafodelista">Las palabras clave (o keywords en inglés) en SEO son términos o frases que los usuarios ingresan en los motores de búsqueda para encontrar información, productos o servicios. En el contexto de la optimización para motores de búsqueda, las palabras clave son esenciales porque ayudan a los motores de búsqueda a entender de qué trata el contenido de un sitio web y a mostrarlo a los usuarios que están buscando temas relacionados.</text:p>
      <text:p text:style-name="Párrafodelista"/>
      <text:list text:style-name="LFO1" text:continue-numbering="true">
        <text:list-item>
          <text:p text:style-name="P6">¿Porque es importante el SEO para un sitio web?</text:p>
        </text:list-item>
      </text:list>
      <text:p text:style-name="Párrafodelista">El SEO es fundamental para un sitio web porque aumenta su visibilidad en los motores de búsqueda, atrae tráfico orgánico, mejora la credibilidad de la marca, optimiza la experiencia del usuario, y ofrece una solución costo-efectiva con un alto retorno de inversión. Además, el SEO permite adaptarse a las tendencias tecnológicas y proporciona datos valiosos para tomar decisiones estratégicas. En conjunto, todas estas ventajas contribuyen al éxito general y a la eficacia de un sitio web en el entorno digital competitivo.</text:p>
      <text:p text:style-name="Párrafodelista"/>
      <text:list text:style-name="LFO1" text:continue-numbering="true">
        <text:list-item>
          <text:p text:style-name="P7">¿Que es un tipo de web responsive?</text:p>
        </text:list-item>
      </text:list>
      <text:p text:style-name="Párrafodelista">El término<text:s/><text:span text:style-name="T8">"</text:span>web responsive<text:span text:style-name="T9">"</text:span><text:s/>se refiere a una técnica de diseño web que permite que un sitio web se adapte y funcione bien en una variedad de dispositivos y tamaños de pantalla, desde computadoras de escritorio hasta teléfonos móviles y tabletas. Hay varias tipologías o enfoques dentro del diseño web responsivo, cada uno con características y métodos específicos para lograr esta adaptabilidad.</text:p>
      <text:p text:style-name="Párrafodelista"/>
      <text:p text:style-name="P10">5)¿Por que es importante tener un sitio web responsive?</text:p>
      <text:p text:style-name="P11"><text:span text:style-name="T12">Un sitio web responsive es fundamental porque mejora la experiencia del usuario al adaptarse a diferentes dispositivos, aumenta la visibilidad y el tráfico orgánico al optimizar el sitio para SEO, incrementa las conversiones al facilitar acciones en cualquier dispositivo, y reduce los costos de mantenimiento al manejar un solo sitio web.</text:span></text:p>
      <text:p text:style-name="P13">6) ¿Cuales son algunos ejemplos de<text:s/>técnicas<text:s/>para crear un sitio web responsive?</text:p>
      <text:p text:style-name="P14"><text:span text:style-name="T15">Crear un sitio web responsive implica utilizar una combinación de técnicas y enfoques para asegurar que el diseño se ajuste y funcione bien en una variedad de dispositivos y tamaños de pantalla. Las técnicas incluyen el uso de consultas de medios, diseño fluido, imágenes responsivas, rejillas flexibles, diseño mobile-first, y optimización de carga. Implementar estas técnicas de manera efectiva asegura una experiencia de usuario óptima y mejora la accesibilidad y la efectividad del sitio web.</text:span></text:p>
      <text:p text:style-name="P16">7)¿Que es una consulta de medios(media query) en CSS y como se utiliza en diseño responsive?</text:p>
      <text:p text:style-name="P17">Una consulta de medios (o media query en inglés) en CSS es una técnica que permite aplicar estilos específicos a un documento web en función de las características del dispositivo en el que se visualiza el sitio. Es una herramienta clave en el diseño web responsivo, ya que facilita la adaptación del diseño del sitio para que funcione de manera óptima en una variedad de dispositivos, desde teléfonos móviles hasta computadoras de escritorio.</text:p>
      <text:p text:style-name="P18">8)¿Cuales son las ventajas de un diseño “mobile-first” en un sitio web responsive?</text:p>
      <text:p text:style-name="P19"><text:span text:style-name="T20">El enfoque mobile-first para el diseño web ofrece numerosas ventajas, incluyendo una optimización mejorada para dispositivos móviles, una mayor eficiencia en el desarrollo, una mejor adaptación a SEO y una experiencia de usuario más accesible y satisfactoria. Al priorizar el diseño para pantallas pequeñas, los desarrolladores pueden crear sitios web más rápidos, más eficientes y más alineados con las necesidades de los usuarios modernos. Este enfoque ayuda a garantizar que el sitio web funcione de manera efectiva en cualquier dispositivo, proporcionando una experiencia de usuario coherente y de alta calidad.</text:span></text:p>
      <text:p text:style-name="P21">9) ¿Que es Google Analytics?</text:p>
      <text:p text:style-name="P22">Google Analytics es una herramienta de análisis web proporcionada por Google que permite a los propietarios de sitios web y a los especialistas en marketing monitorear y analizar el tráfico del sitio, el comportamiento de los usuarios y el rendimiento del sitio web. Es una de las herramientas de análisis más populares y ampliamente utilizadas en el mundo del marketing digital y la gestión web.</text:p>
      <text:p text:style-name="P23">10) ¿Cuál es el propósito principal de Google Analytics?</text:p>
      <text:p text:style-name="P24">El propósito principal de Google Analytics es proporcionar a los propietarios de sitios web, empresas y especialistas en marketing herramientas y datos detallados sobre el rendimiento de sus sitios web y aplicaciones. La información recopilada ayuda a entender el comportamiento de los usuarios, optimizar la experiencia del sitio, y tomar decisiones informadas para mejorar las estrategias de marketing y aumentar el rendimiento general del sitio web.</text:p>
      <text:p text:style-name="P25"/>
      <text:p text:style-name="P26"/>
      <text:p text:style-name="P27"/>
      <text:p text:style-name="P28"/>
      <text:p text:style-name="P29"/>
      <text:p text:style-name="Párrafodelista"/>
      <text:p text:style-name="Párrafodelista"/>
      <text:p text:style-name="Párrafodelista"/>
      <text:p text:style-name="Párrafodelista"/>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ahuel Carreras</meta:initial-creator>
    <dc:creator>Nahuel Carreras</dc:creator>
    <meta:creation-date>2024-08-22T03:30:00Z</meta:creation-date>
    <dc:date>2024-08-22T03:30:00Z</dc:date>
    <meta:template xlink:href="Normal.dotm" xlink:type="simple"/>
    <meta:editing-cycles>1</meta:editing-cycles>
    <meta:editing-duration>PT0S</meta:editing-duration>
    <meta:document-statistic meta:page-count="1" meta:paragraph-count="10" meta:word-count="783" meta:character-count="5084" meta:row-count="35" meta:non-whitespace-character-count="4311"/>
  </office:meta>
</office:document-meta>
</file>